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283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2.1047in"/>
    </style:style>
    <style:style style:name="co4" style:family="table-column">
      <style:table-column-properties fo:break-before="auto" style:column-width="3.402in"/>
    </style:style>
    <style:style style:name="co5" style:family="table-column">
      <style:table-column-properties fo:break-before="auto" style:column-width="1.5043in"/>
    </style:style>
    <style:style style:name="co6" style:family="table-column">
      <style:table-column-properties fo:break-before="auto" style:column-width="1.6862in"/>
    </style:style>
    <style:style style:name="co7" style:family="table-column">
      <style:table-column-properties fo:break-before="auto" style:column-width="1.161in"/>
    </style:style>
    <style:style style:name="co8" style:family="table-column">
      <style:table-column-properties fo:break-before="auto" style:column-width="3.5201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8071in"/>
    </style:style>
    <style:style style:name="co12" style:family="table-column">
      <style:table-column-properties fo:break-before="auto" style:column-width="8.098in"/>
    </style:style>
    <style:style style:name="co13" style:family="table-column">
      <style:table-column-properties fo:break-before="auto" style:column-width="5.2571in"/>
    </style:style>
    <style:style style:name="co14" style:family="table-column">
      <style:table-column-properties fo:break-before="auto" style:column-width="1.1398in"/>
    </style:style>
    <style:style style:name="co15" style:family="table-column">
      <style:table-column-properties fo:break-before="auto" style:column-width="1.4827in"/>
    </style:style>
    <style:style style:name="co16" style:family="table-column">
      <style:table-column-properties fo:break-before="auto" style:column-width="1.2146in"/>
    </style:style>
    <style:style style:name="co17" style:family="table-column">
      <style:table-column-properties fo:break-before="auto" style:column-width="1.2256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7283in"/>
    </style:style>
    <style:style style:name="co20" style:family="table-column">
      <style:table-column-properties fo:break-before="auto" style:column-width="0.4752in"/>
    </style:style>
    <style:style style:name="co21" style:family="table-column">
      <style:table-column-properties fo:break-before="auto" style:column-width="0.6252in"/>
    </style:style>
    <style:style style:name="co22" style:family="table-column">
      <style:table-column-properties fo:break-before="auto" style:column-width="0.7319in"/>
    </style:style>
    <style:style style:name="co23" style:family="table-column">
      <style:table-column-properties fo:break-before="auto" style:column-width="0.7181in"/>
    </style:style>
    <style:style style:name="co24" style:family="table-column">
      <style:table-column-properties fo:break-before="auto" style:column-width="4.9673in"/>
    </style:style>
    <style:style style:name="co25" style:family="table-column">
      <style:table-column-properties fo:break-before="auto" style:column-width="2.2437in"/>
    </style:style>
    <style:style style:name="co26" style:family="table-column">
      <style:table-column-properties fo:break-before="auto" style:column-width="3.8953in"/>
    </style:style>
    <style:style style:name="co27" style:family="table-column">
      <style:table-column-properties fo:break-before="auto" style:column-width="6.31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7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4" style:family="table-cell" style:parent-style-name="Default" style:data-style-name="N121"/>
    <style:style style:name="ce5" style:family="table-cell" style:parent-style-name="Default" style:data-style-name="N71"/>
    <style:style style:name="ce13" style:family="table-cell" style:parent-style-name="Default" style:data-style-name="N36"/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5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10-15T18:00:00" calcext:value-type="date">
            <text:p>2022-10-15T18:00</text:p>
          </table:table-cell>
          <table:table-cell office:value-type="date" office:date-value="2022-10-15T19:00:00" calcext:value-type="date">
            <text:p>2022-10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10-16T18:00:00" calcext:value-type="date">
            <text:p>2022-10-16T18:00</text:p>
          </table:table-cell>
          <table:table-cell office:value-type="date" office:date-value="2022-10-16T19:00:00" calcext:value-type="date">
            <text:p>2022-10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 table:number-rows-repeated="104856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table:table-column table:style-name="co11" table:default-cell-style-name="ce13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08/23/2022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08/22/20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4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08/26/2022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07/04/2022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08/26/2022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08/29/2022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08/26/2022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08/17/2022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09/02/202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09/05/2022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09/01/2022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08/29/2022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04/06/2022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08/31/2022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09/01/2022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08/16/2022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08/10/2022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07/22/20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08/22/20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08/19/2022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07/04/2022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08/19/2022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08/17/2022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08/16/2022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06/08/2022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09/06/2022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09/07/2022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09/08/2022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09/08/2022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08/24/2022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07/12/202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09/12/202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09/10/2022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09/11/2022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09/10/2022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09/09/2022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 table:number-rows-repeated="104853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7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7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7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7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7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3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7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7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7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james.ball@c-gnii.com</text:p>
          </table:table-cell>
          <table:table-cell table:number-columns-repeated="4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7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7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7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7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7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7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7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7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7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7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7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7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7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7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7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7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7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7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7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7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7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7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7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7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7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7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7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7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7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7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3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7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7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7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7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7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7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7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7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7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7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7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7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7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7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7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7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2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2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7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7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7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7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4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7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7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3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7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 table:number-columns-repeated="7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 table:number-columns-repeated="7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7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7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7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7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7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7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7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7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3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7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7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7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2"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4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7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7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7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7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7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4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7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7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7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7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7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4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7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7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7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7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7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7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7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4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3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7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7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7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7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7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7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7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7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7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7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7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7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7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7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7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7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7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7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7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7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2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7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7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7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7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7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7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7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3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7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2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7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 table:number-columns-repeated="3"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7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7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7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7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7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7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7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7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7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7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7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7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7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7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7"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7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7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7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7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7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7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7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7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7"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7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7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7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7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7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7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7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7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7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7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7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7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7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7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7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7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7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7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7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7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7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7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7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7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7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7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7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7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7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7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7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7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7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 table:number-columns-repeated="7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7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7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7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7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7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7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7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7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7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7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7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7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7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3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7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6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7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7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7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5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7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7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7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7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7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7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7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5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7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7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7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7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7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7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7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7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7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7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7"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7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7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8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K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Collabora_Office/22.05.5.2$Linux_X86_64 LibreOffice_project/71210659bdfbde77507836eb39ed53c68d102d41</meta:generator>
    <dc:date>2022-09-15T21:18:36.255987933</dc:date>
    <meta:editing-duration>P1DT15H51M22S</meta:editing-duration>
    <meta:editing-cycles>67</meta:editing-cycles>
    <meta:document-statistic meta:table-count="5" meta:cell-count="1495" meta:object-count="0"/>
  </office:meta>
</office:document-meta>
</file>